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0.740833333333333cm" style:use-optimal-column-width="true"/>
    </style:style>
    <style:style style:name="co3" style:family="table-column">
      <style:table-column-properties fo:break-before="auto" style:column-width="1.27cm" style:use-optimal-column-width="true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0.910166666666667cm" style:use-optimal-column-width="true"/>
    </style:style>
    <style:style style:name="co6" style:family="table-column">
      <style:table-column-properties fo:break-before="auto" style:column-width="3.19616666666667cm" style:use-optimal-column-width="true"/>
    </style:style>
    <style:style style:name="co7" style:family="table-column">
      <style:table-column-properties fo:break-before="auto" style:column-width="3.683cm" style:use-optimal-column-width="true"/>
    </style:style>
    <style:style style:name="co8" style:family="table-column">
      <style:table-column-properties fo:break-before="auto" style:column-width="2.56116666666667cm" style:use-optimal-column-width="true"/>
    </style:style>
    <style:style style:name="co9" style:family="table-column">
      <style:table-column-properties fo:break-before="auto" style:column-width="1.54516666666667cm" style:use-optimal-column-width="true"/>
    </style:style>
    <style:style style:name="co10" style:family="table-column">
      <style:table-column-properties fo:break-before="auto" style:column-width="1.69333333333333cm" style:use-optimal-column-width="true"/>
    </style:style>
    <style:style style:name="co11" style:family="table-column">
      <style:table-column-properties fo:break-before="auto" style:column-width="1.524cm" style:use-optimal-column-width="true"/>
    </style:style>
    <style:style style:name="co12" style:family="table-column">
      <style:table-column-properties fo:break-before="auto" style:column-width="1.12183333333333cm" style:use-optimal-column-width="true"/>
    </style:style>
    <style:style style:name="co13" style:family="table-column">
      <style:table-column-properties fo:break-before="auto" style:column-width="1.31233333333333cm" style:use-optimal-column-width="true"/>
    </style:style>
    <style:style style:name="co14" style:family="table-column">
      <style:table-column-properties fo:break-before="auto" style:column-width="1.35466666666667cm" style:use-optimal-column-width="true"/>
    </style:style>
    <style:style style:name="co15" style:family="table-column">
      <style:table-column-properties fo:break-before="auto" style:column-width="1.10066666666667cm" style:use-optimal-column-width="true"/>
    </style:style>
    <style:style style:name="co16" style:family="table-column">
      <style:table-column-properties fo:break-before="auto" style:column-width="2.30716666666667cm" style:use-optimal-column-width="true"/>
    </style:style>
    <style:style style:name="co17" style:family="table-column">
      <style:table-column-properties fo:break-before="auto" style:column-width="6.6675cm" style:use-optimal-column-width="true"/>
    </style:style>
    <style:style style:name="co1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qui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style-name="ce2">
            <text:p>ideq</text:p>
          </table:table-cell>
          <table:table-cell office:value-type="string" table:style-name="ce2">
            <text:p>gen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nombrejuego</text:p>
          </table:table-cell>
          <table:table-cell office:value-type="string" table:style-name="ce2">
            <text:p>imgc</text:p>
          </table:table-cell>
          <table:table-cell office:value-type="string" table:style-name="ce2">
            <text:p>plataforma</text:p>
          </table:table-cell>
          <table:table-cell office:value-type="string" table:style-name="ce2">
            <text:p>nombreeq</text:p>
          </table:table-cell>
          <table:table-cell office:value-type="string" table:style-name="ce2">
            <text:p>teq1</text:p>
          </table:table-cell>
          <table:table-cell office:value-type="string" table:style-name="ce2">
            <text:p>teq2</text:p>
          </table:table-cell>
          <table:table-cell office:value-type="string" table:style-name="ce2">
            <text:p>teq3</text:p>
          </table:table-cell>
          <table:table-cell office:value-type="string" table:style-name="ce2">
            <text:p>teq4</text:p>
          </table:table-cell>
          <table:table-cell office:value-type="string" table:style-name="ce2">
            <text:p>teq5</text:p>
          </table:table-cell>
          <table:table-cell office:value-type="string" table:style-name="ce2">
            <text:p>teq6</text:p>
          </table:table-cell>
          <table:table-cell office:value-type="string" table:style-name="ce2">
            <text:p>teq7</text:p>
          </table:table-cell>
          <table:table-cell office:value-type="string" table:style-name="ce2">
            <text:p>teq8</text:p>
          </table:table-cell>
          <table:table-cell office:value-type="string" table:style-name="ce2">
            <text:p>teq9</text:p>
          </table:table-cell>
          <table:table-cell office:value-type="string" table:style-name="ce2">
            <text:p>teq10</text:p>
          </table:table-cell>
          <table:table-cell office:value-type="string" table:style-name="ce2">
            <text:p>teq11</text:p>
          </table:table-cell>
          <table:table-cell office:value-type="string" table:style-name="ce2">
            <text:p>titulo</text:p>
          </table:table-cell>
          <table:table-cell office:value-type="string" table:style-name="ce2">
            <text:p>personaje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zu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zu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zu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zu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marill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marill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marill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Amarill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Crista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Crista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Crista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Cristal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Magno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arola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Tatiano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Magma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Magma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Aquiles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Matias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ilvina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Aqua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Aqua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Magno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arola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Tatiano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Magma</text:p>
          </table:table-cell>
          <table:table-cell table:number-columns-repeated="1636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Magma</text:p>
          </table:table-cell>
          <table:table-cell table:number-columns-repeated="1636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Aquiles</text:p>
          </table:table-cell>
          <table:table-cell table:number-columns-repeated="1636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Matias</text:p>
          </table:table-cell>
          <table:table-cell table:number-columns-repeated="1636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ilvina</text:p>
          </table:table-cell>
          <table:table-cell table:number-columns-repeated="1636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Aqua</text:p>
          </table:table-cell>
          <table:table-cell table:number-columns-repeated="1636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Aqua</text:p>
          </table:table-cell>
          <table:table-cell table:number-columns-repeated="1636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 Fue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 Fue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 Fue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Rojo Fue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 Hoj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 Hoj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 Hoj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Verde Hoj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Esmerald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Esmerald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Esmerald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Esmeralda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Helio</text:p>
          </table:table-cell>
          <table:table-cell table:number-columns-repeated="1636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aturno</text:p>
          </table:table-cell>
          <table:table-cell table:number-columns-repeated="1636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eres</text:p>
          </table:table-cell>
          <table:table-cell table:number-columns-repeated="1636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Venus</text:p>
          </table:table-cell>
          <table:table-cell table:number-columns-repeated="1636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Helio</text:p>
          </table:table-cell>
          <table:table-cell table:number-columns-repeated="1636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aturno</text:p>
          </table:table-cell>
          <table:table-cell table:number-columns-repeated="1636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eres</text:p>
          </table:table-cell>
          <table:table-cell table:number-columns-repeated="1636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Venus</text:p>
          </table:table-cell>
          <table:table-cell table:number-columns-repeated="1636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latin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Helio</text:p>
          </table:table-cell>
          <table:table-cell table:number-columns-repeated="1636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latin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aturno</text:p>
          </table:table-cell>
          <table:table-cell table:number-columns-repeated="1636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latin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eres</text:p>
          </table:table-cell>
          <table:table-cell table:number-columns-repeated="1636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latin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Venus</text:p>
          </table:table-cell>
          <table:table-cell table:number-columns-repeated="1636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latin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Pluton</text:p>
          </table:table-cell>
          <table:table-cell table:number-columns-repeated="1636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latin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latin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Proton</text:p>
          </table:table-cell>
          <table:table-cell table:number-columns-repeated="1636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Petrel</text:p>
          </table:table-cell>
          <table:table-cell table:number-columns-repeated="1636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Atenea</text:p>
          </table:table-cell>
          <table:table-cell table:number-columns-repeated="1636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Oro HeartGold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Atlas</text:p>
          </table:table-cell>
          <table:table-cell table:number-columns-repeated="1636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Proton</text:p>
          </table:table-cell>
          <table:table-cell table:number-columns-repeated="1636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Petrel</text:p>
          </table:table-cell>
          <table:table-cell table:number-columns-repeated="1636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Atenea</text:p>
          </table:table-cell>
          <table:table-cell table:number-columns-repeated="1636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to</text:p>
          </table:table-cell>
          <table:table-cell office:value-type="string" table:style-name="ce1">
            <text:p>Pokemon Plata SoulSilver</text:p>
          </table:table-cell>
          <table:table-cell office:value-type="string" table:style-name="ce3">
            <text:p>.jp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jecutivo/a</text:p>
          </table:table-cell>
          <table:table-cell office:value-type="string" table:style-name="ce1">
            <text:p>Atlas</text:p>
          </table:table-cell>
          <table:table-cell table:number-columns-repeated="1636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Todos Sin 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N</text:p>
          </table:table-cell>
          <table:table-cell table:number-columns-repeated="1636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Ghechis</text:p>
          </table:table-cell>
          <table:table-cell table:number-columns-repeated="1636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Todos Sin 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N</text:p>
          </table:table-cell>
          <table:table-cell table:number-columns-repeated="1636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Ghechis</text:p>
          </table:table-cell>
          <table:table-cell table:number-columns-repeated="1636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Todos Sin 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N</text:p>
          </table:table-cell>
          <table:table-cell table:number-columns-repeated="1636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Ghechis</text:p>
          </table:table-cell>
          <table:table-cell table:number-columns-repeated="1636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Menek</text:p>
          </table:table-cell>
          <table:table-cell table:number-columns-repeated="1636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Ruga</text:p>
          </table:table-cell>
          <table:table-cell table:number-columns-repeated="1636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Acromo</text:p>
          </table:table-cell>
          <table:table-cell table:number-columns-repeated="1636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Negr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Todos Sin 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N</text:p>
          </table:table-cell>
          <table:table-cell table:number-columns-repeated="1636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Ghechis</text:p>
          </table:table-cell>
          <table:table-cell table:number-columns-repeated="1636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Menek</text:p>
          </table:table-cell>
          <table:table-cell table:number-columns-repeated="1636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Ruga</text:p>
          </table:table-cell>
          <table:table-cell table:number-columns-repeated="1636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Acromo</text:p>
          </table:table-cell>
          <table:table-cell table:number-columns-repeated="1636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selia</text:p>
          </table:table-cell>
          <table:table-cell office:value-type="string" table:style-name="ce1">
            <text:p>Pokemon Blanco 2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Equipo Pl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Lysson</text:p>
          </table:table-cell>
          <table:table-cell table:number-columns-repeated="1636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omandante Masculino Team Flare</text:p>
          </table:table-cell>
          <table:table-cell table:number-columns-repeated="1636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omandante Femenino Team Flare</text:p>
          </table:table-cell>
          <table:table-cell table:number-columns-repeated="1636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Malva</text:p>
          </table:table-cell>
          <table:table-cell table:number-columns-repeated="1636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Calendula</text:p>
          </table:table-cell>
          <table:table-cell table:number-columns-repeated="1636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Melia</text:p>
          </table:table-cell>
          <table:table-cell table:number-columns-repeated="1636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Begonia</text:p>
          </table:table-cell>
          <table:table-cell table:number-columns-repeated="1636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Amapola</text:p>
          </table:table-cell>
          <table:table-cell table:number-columns-repeated="1636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Xero</text:p>
          </table:table-cell>
          <table:table-cell table:number-columns-repeated="1636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Flare</text:p>
          </table:table-cell>
          <table:table-cell table:number-columns-repeated="1636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X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Flare</text:p>
          </table:table-cell>
          <table:table-cell table:number-columns-repeated="1636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Lysson</text:p>
          </table:table-cell>
          <table:table-cell table:number-columns-repeated="1636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omandante Masculino Team Flare</text:p>
          </table:table-cell>
          <table:table-cell table:number-columns-repeated="1636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omandante Femenino Team Flare</text:p>
          </table:table-cell>
          <table:table-cell table:number-columns-repeated="1636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Malva</text:p>
          </table:table-cell>
          <table:table-cell table:number-columns-repeated="1636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Calendula</text:p>
          </table:table-cell>
          <table:table-cell table:number-columns-repeated="1636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Melia</text:p>
          </table:table-cell>
          <table:table-cell table:number-columns-repeated="1636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Begonia</text:p>
          </table:table-cell>
          <table:table-cell table:number-columns-repeated="1636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Amapola</text:p>
          </table:table-cell>
          <table:table-cell table:number-columns-repeated="1636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Xero</text:p>
          </table:table-cell>
          <table:table-cell table:number-columns-repeated="1636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Flare</text:p>
          </table:table-cell>
          <table:table-cell table:number-columns-repeated="1636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los</text:p>
          </table:table-cell>
          <table:table-cell office:value-type="string" table:style-name="ce1">
            <text:p>Pokemon Y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Flare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Flare</text:p>
          </table:table-cell>
          <table:table-cell table:number-columns-repeated="1636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Magno</text:p>
          </table:table-cell>
          <table:table-cell table:number-columns-repeated="1636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arola</text:p>
          </table:table-cell>
          <table:table-cell table:number-columns-repeated="1636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Tatiano</text:p>
          </table:table-cell>
          <table:table-cell table:number-columns-repeated="1636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Magma</text:p>
          </table:table-cell>
          <table:table-cell table:number-columns-repeated="1636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Magma</text:p>
          </table:table-cell>
          <table:table-cell table:number-columns-repeated="1636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Aquiles</text:p>
          </table:table-cell>
          <table:table-cell table:number-columns-repeated="1636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Matias</text:p>
          </table:table-cell>
          <table:table-cell table:number-columns-repeated="1636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ilvina</text:p>
          </table:table-cell>
          <table:table-cell table:number-columns-repeated="1636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Aqua</text:p>
          </table:table-cell>
          <table:table-cell table:number-columns-repeated="1636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Rubi Omeg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Aqua</text:p>
          </table:table-cell>
          <table:table-cell table:number-columns-repeated="1636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Magno</text:p>
          </table:table-cell>
          <table:table-cell table:number-columns-repeated="1636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arola</text:p>
          </table:table-cell>
          <table:table-cell table:number-columns-repeated="1636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Tatiano</text:p>
          </table:table-cell>
          <table:table-cell table:number-columns-repeated="1636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Magma</text:p>
          </table:table-cell>
          <table:table-cell table:number-columns-repeated="1636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Mag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Magma</text:p>
          </table:table-cell>
          <table:table-cell table:number-columns-repeated="1636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Aquiles</text:p>
          </table:table-cell>
          <table:table-cell table:number-columns-repeated="1636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Matias</text:p>
          </table:table-cell>
          <table:table-cell table:number-columns-repeated="1636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ilvina</text:p>
          </table:table-cell>
          <table:table-cell table:number-columns-repeated="1636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Tristana</text:p>
          </table:table-cell>
          <table:table-cell table:number-columns-repeated="1636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Aqua</text:p>
          </table:table-cell>
          <table:table-cell table:number-columns-repeated="1636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enn</text:p>
          </table:table-cell>
          <table:table-cell office:value-type="string" table:style-name="ce1">
            <text:p>Pokemon Zafiro Alf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Aq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Aqua</text:p>
          </table:table-cell>
          <table:table-cell table:number-columns-repeated="1636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uzman</text:p>
          </table:table-cell>
          <table:table-cell table:number-columns-repeated="1636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Francine</text:p>
          </table:table-cell>
          <table:table-cell table:number-columns-repeated="1636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ladio</text:p>
          </table:table-cell>
          <table:table-cell table:number-columns-repeated="1636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Skull</text:p>
          </table:table-cell>
          <table:table-cell table:number-columns-repeated="1636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Skull</text:p>
          </table:table-cell>
          <table:table-cell table:number-columns-repeated="1636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siente/a</text:p>
          </table:table-cell>
          <table:table-cell office:value-type="string" table:style-name="ce1">
            <text:p>Samina</text:p>
          </table:table-cell>
          <table:table-cell table:number-columns-repeated="1636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rector/a</text:p>
          </table:table-cell>
          <table:table-cell office:value-type="string" table:style-name="ce1">
            <text:p>Fabio</text:p>
          </table:table-cell>
          <table:table-cell table:number-columns-repeated="1636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director/a</text:p>
          </table:table-cell>
          <table:table-cell office:value-type="string" table:style-name="ce1">
            <text:p>Zyra</text:p>
          </table:table-cell>
          <table:table-cell table:number-columns-repeated="1636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Cientifico Fundacion Aether</text:p>
          </table:table-cell>
          <table:table-cell table:number-columns-repeated="1636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o Fundacion Aether</text:p>
          </table:table-cell>
          <table:table-cell table:number-columns-repeated="1636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a Fundacion Aether</text:p>
          </table:table-cell>
          <table:table-cell table:number-columns-repeated="1636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uzman</text:p>
          </table:table-cell>
          <table:table-cell table:number-columns-repeated="1636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Francine</text:p>
          </table:table-cell>
          <table:table-cell table:number-columns-repeated="1636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ladio</text:p>
          </table:table-cell>
          <table:table-cell table:number-columns-repeated="1636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Skull</text:p>
          </table:table-cell>
          <table:table-cell table:number-columns-repeated="1636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Skull</text:p>
          </table:table-cell>
          <table:table-cell table:number-columns-repeated="1636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siente/a</text:p>
          </table:table-cell>
          <table:table-cell office:value-type="string" table:style-name="ce1">
            <text:p>Samina</text:p>
          </table:table-cell>
          <table:table-cell table:number-columns-repeated="1636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rector/a</text:p>
          </table:table-cell>
          <table:table-cell office:value-type="string" table:style-name="ce1">
            <text:p>Fabio</text:p>
          </table:table-cell>
          <table:table-cell table:number-columns-repeated="1636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director/a</text:p>
          </table:table-cell>
          <table:table-cell office:value-type="string" table:style-name="ce1">
            <text:p>Zyra</text:p>
          </table:table-cell>
          <table:table-cell table:number-columns-repeated="1636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Cientifico Fundacion Aether</text:p>
          </table:table-cell>
          <table:table-cell table:number-columns-repeated="1636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o Fundacion Aether</text:p>
          </table:table-cell>
          <table:table-cell table:number-columns-repeated="1636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a Fundacion Aether</text:p>
          </table:table-cell>
          <table:table-cell table:number-columns-repeated="1636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uzman</text:p>
          </table:table-cell>
          <table:table-cell table:number-columns-repeated="1636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Francine</text:p>
          </table:table-cell>
          <table:table-cell table:number-columns-repeated="1636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ladio</text:p>
          </table:table-cell>
          <table:table-cell table:number-columns-repeated="1636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Skull</text:p>
          </table:table-cell>
          <table:table-cell table:number-columns-repeated="1636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Skull</text:p>
          </table:table-cell>
          <table:table-cell table:number-columns-repeated="1636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siente/a</text:p>
          </table:table-cell>
          <table:table-cell office:value-type="string" table:style-name="ce1">
            <text:p>Samina</text:p>
          </table:table-cell>
          <table:table-cell table:number-columns-repeated="1636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rector/a</text:p>
          </table:table-cell>
          <table:table-cell office:value-type="string" table:style-name="ce1">
            <text:p>Fabio</text:p>
          </table:table-cell>
          <table:table-cell table:number-columns-repeated="1636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director/a</text:p>
          </table:table-cell>
          <table:table-cell office:value-type="string" table:style-name="ce1">
            <text:p>Zyra</text:p>
          </table:table-cell>
          <table:table-cell table:number-columns-repeated="1636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Cientifico Fundacion Aether</text:p>
          </table:table-cell>
          <table:table-cell table:number-columns-repeated="1636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o Fundacion Aether</text:p>
          </table:table-cell>
          <table:table-cell table:number-columns-repeated="1636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a Fundacion Aether</text:p>
          </table:table-cell>
          <table:table-cell table:number-columns-repeated="1636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Fabio</text:p>
          </table:table-cell>
          <table:table-cell table:number-columns-repeated="1636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Magno</text:p>
          </table:table-cell>
          <table:table-cell table:number-columns-repeated="1636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Aquiles</text:p>
          </table:table-cell>
          <table:table-cell table:number-columns-repeated="1636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Helio</text:p>
          </table:table-cell>
          <table:table-cell table:number-columns-repeated="1636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Lysson</text:p>
          </table:table-cell>
          <table:table-cell table:number-columns-repeated="1636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hechis</text:p>
          </table:table-cell>
          <table:table-cell table:number-columns-repeated="1636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ainbow Rocket</text:p>
          </table:table-cell>
          <table:table-cell table:number-columns-repeated="1636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sol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ainbow Rocket</text:p>
          </table:table-cell>
          <table:table-cell table:number-columns-repeated="1636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uzman</text:p>
          </table:table-cell>
          <table:table-cell table:number-columns-repeated="1636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Francine</text:p>
          </table:table-cell>
          <table:table-cell table:number-columns-repeated="1636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ladio</text:p>
          </table:table-cell>
          <table:table-cell table:number-columns-repeated="1636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Skull</text:p>
          </table:table-cell>
          <table:table-cell table:number-columns-repeated="1636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Sku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Skull</text:p>
          </table:table-cell>
          <table:table-cell table:number-columns-repeated="1636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siente/a</text:p>
          </table:table-cell>
          <table:table-cell office:value-type="string" table:style-name="ce1">
            <text:p>Samina</text:p>
          </table:table-cell>
          <table:table-cell table:number-columns-repeated="1636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rector/a</text:p>
          </table:table-cell>
          <table:table-cell office:value-type="string" table:style-name="ce1">
            <text:p>Fabio</text:p>
          </table:table-cell>
          <table:table-cell table:number-columns-repeated="1636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director/a</text:p>
          </table:table-cell>
          <table:table-cell office:value-type="string" table:style-name="ce1">
            <text:p>Zyra</text:p>
          </table:table-cell>
          <table:table-cell table:number-columns-repeated="1636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entifico/a</text:p>
          </table:table-cell>
          <table:table-cell office:value-type="string" table:style-name="ce1">
            <text:p>Cientifico Fundacion Aether</text:p>
          </table:table-cell>
          <table:table-cell table:number-columns-repeated="1636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o Fundacion Aether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Fundacion Aether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a Fundacion Aether</text:p>
          </table:table-cell>
          <table:table-cell table:number-columns-repeated="1636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Fabio</text:p>
          </table:table-cell>
          <table:table-cell table:number-columns-repeated="1636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Magno</text:p>
          </table:table-cell>
          <table:table-cell table:number-columns-repeated="1636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Aquiles</text:p>
          </table:table-cell>
          <table:table-cell table:number-columns-repeated="1636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Helio</text:p>
          </table:table-cell>
          <table:table-cell table:number-columns-repeated="1636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Lysson</text:p>
          </table:table-cell>
          <table:table-cell table:number-columns-repeated="1636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hechis</text:p>
          </table:table-cell>
          <table:table-cell table:number-columns-repeated="1636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to Cargo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ainbow Rocket</text:p>
          </table:table-cell>
          <table:table-cell table:number-columns-repeated="1636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ola</text:p>
          </table:table-cell>
          <table:table-cell office:value-type="string" table:style-name="ce1">
            <text:p>Pokemon Ultralun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Team Rainbow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ainbow Rocket</text:p>
          </table:table-cell>
          <table:table-cell table:number-columns-repeated="1636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Pikachu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Pikachu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Pikachu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Pikachu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Eevee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Eevee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Eevee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nto</text:p>
          </table:table-cell>
          <table:table-cell office:value-type="string" table:style-name="ce1">
            <text:p>Pokemon Let´s Go, Eevee!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Team GO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Giovanni</text:p>
          </table:table-cell>
          <table:table-cell table:number-columns-repeated="1636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Team GO Rocket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Arlo</text:p>
          </table:table-cell>
          <table:table-cell table:number-columns-repeated="1636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Team GO Rocket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Cliff</text:p>
          </table:table-cell>
          <table:table-cell table:number-columns-repeated="1636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Team GO Rocket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Sierra</text:p>
          </table:table-cell>
          <table:table-cell table:number-columns-repeated="1636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Team GO Rocket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Jessie y James</text:p>
          </table:table-cell>
          <table:table-cell table:number-columns-repeated="1636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Team GO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Rocket</text:p>
          </table:table-cell>
          <table:table-cell table:number-columns-repeated="1636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G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Team GO Rocket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Rocket</text:p>
          </table:table-cell>
          <table:table-cell table:number-columns-repeated="1636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pad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Ye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Yell</text:p>
          </table:table-cell>
          <table:table-cell table:number-columns-repeated="1636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pad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Ye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Yell</text:p>
          </table:table-cell>
          <table:table-cell table:number-columns-repeated="1636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pad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siente/a</text:p>
          </table:table-cell>
          <table:table-cell office:value-type="string" table:style-name="ce1">
            <text:p>Rose</text:p>
          </table:table-cell>
          <table:table-cell table:number-columns-repeated="1636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pad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retario/a</text:p>
          </table:table-cell>
          <table:table-cell office:value-type="string" table:style-name="ce1">
            <text:p>Olivia</text:p>
          </table:table-cell>
          <table:table-cell table:number-columns-repeated="1636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pad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Berto</text:p>
          </table:table-cell>
          <table:table-cell table:number-columns-repeated="1636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pad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o Macrocosmos</text:p>
          </table:table-cell>
          <table:table-cell table:number-columns-repeated="1636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pad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a Macrocosmos</text:p>
          </table:table-cell>
          <table:table-cell table:number-columns-repeated="1636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cud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Ye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Yell</text:p>
          </table:table-cell>
          <table:table-cell table:number-columns-repeated="1636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cud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Yell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Yell</text:p>
          </table:table-cell>
          <table:table-cell table:number-columns-repeated="1636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cud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esiente/a</text:p>
          </table:table-cell>
          <table:table-cell office:value-type="string" table:style-name="ce1">
            <text:p>Rose</text:p>
          </table:table-cell>
          <table:table-cell table:number-columns-repeated="1636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cud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retario/a</text:p>
          </table:table-cell>
          <table:table-cell office:value-type="string" table:style-name="ce1">
            <text:p>Olivia</text:p>
          </table:table-cell>
          <table:table-cell table:number-columns-repeated="1636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cud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Berto</text:p>
          </table:table-cell>
          <table:table-cell table:number-columns-repeated="1636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cud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o Macrocosmos</text:p>
          </table:table-cell>
          <table:table-cell table:number-columns-repeated="1636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alar</text:p>
          </table:table-cell>
          <table:table-cell office:value-type="string" table:style-name="ce1">
            <text:p>Pokemon Escudo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Macrocosmos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leado/a</text:p>
          </table:table-cell>
          <table:table-cell office:value-type="string" table:style-name="ce1">
            <text:p>Empleada Macrocosmos</text:p>
          </table:table-cell>
          <table:table-cell table:number-columns-repeated="1636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 Brill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Helio</text:p>
          </table:table-cell>
          <table:table-cell table:number-columns-repeated="1636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 Brill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aturno</text:p>
          </table:table-cell>
          <table:table-cell table:number-columns-repeated="1636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 Brill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eres</text:p>
          </table:table-cell>
          <table:table-cell table:number-columns-repeated="1636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 Brill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Venus</text:p>
          </table:table-cell>
          <table:table-cell table:number-columns-repeated="1636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 Brill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Diamante Brilla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 Relucie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Helio</text:p>
          </table:table-cell>
          <table:table-cell table:number-columns-repeated="1636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 Relucie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Saturno</text:p>
          </table:table-cell>
          <table:table-cell table:number-columns-repeated="1636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 Relucie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Ceres</text:p>
          </table:table-cell>
          <table:table-cell table:number-columns-repeated="1636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 Relucie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andante</text:p>
          </table:table-cell>
          <table:table-cell office:value-type="string" table:style-name="ce1">
            <text:p>Venus</text:p>
          </table:table-cell>
          <table:table-cell table:number-columns-repeated="1636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 Relucie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Equipo Galaxia</text:p>
          </table:table-cell>
          <table:table-cell table:number-columns-repeated="1636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noh</text:p>
          </table:table-cell>
          <table:table-cell office:value-type="string" table:style-name="ce1">
            <text:p>Pokemon Perla Reluciente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Equipo Galaxi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Equipo Galaxia</text:p>
          </table:table-cell>
          <table:table-cell table:number-columns-repeated="1636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Leyendas Pokemon Arceus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res Malezas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Jara</text:p>
          </table:table-cell>
          <table:table-cell table:number-columns-repeated="1636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Leyendas Pokemon Arceus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res Malezas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Ortiga</text:p>
          </table:table-cell>
          <table:table-cell table:number-columns-repeated="1636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isui</text:p>
          </table:table-cell>
          <table:table-cell office:value-type="string" table:style-name="ce1">
            <text:p>Leyendas Pokemon Arceus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res Malezas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Zarza</text:p>
          </table:table-cell>
          <table:table-cell table:number-columns-repeated="1636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Noa</text:p>
          </table:table-cell>
          <table:table-cell table:number-columns-repeated="1636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Melo</text:p>
          </table:table-cell>
          <table:table-cell table:number-columns-repeated="1636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Gus</text:p>
          </table:table-cell>
          <table:table-cell table:number-columns-repeated="1636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Henzo</text:p>
          </table:table-cell>
          <table:table-cell table:number-columns-repeated="1636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Erin</text:p>
          </table:table-cell>
          <table:table-cell table:number-columns-repeated="1636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Anan</text:p>
          </table:table-cell>
          <table:table-cell table:number-columns-repeated="1636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Star</text:p>
          </table:table-cell>
          <table:table-cell table:number-columns-repeated="1636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Escarlat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Star</text:p>
          </table:table-cell>
          <table:table-cell table:number-columns-repeated="1636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der</text:p>
          </table:table-cell>
          <table:table-cell office:value-type="string" table:style-name="ce1">
            <text:p>Noa</text:p>
          </table:table-cell>
          <table:table-cell table:number-columns-repeated="1636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Melo</text:p>
          </table:table-cell>
          <table:table-cell table:number-columns-repeated="1636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Gus</text:p>
          </table:table-cell>
          <table:table-cell table:number-columns-repeated="1636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Henzo</text:p>
          </table:table-cell>
          <table:table-cell table:number-columns-repeated="1636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Erin</text:p>
          </table:table-cell>
          <table:table-cell table:number-columns-repeated="1636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fe/a</text:p>
          </table:table-cell>
          <table:table-cell office:value-type="string" table:style-name="ce1">
            <text:p>Anan</text:p>
          </table:table-cell>
          <table:table-cell table:number-columns-repeated="1636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Masculino Team Star</text:p>
          </table:table-cell>
          <table:table-cell table:number-columns-repeated="1636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ldea</text:p>
          </table:table-cell>
          <table:table-cell office:value-type="string" table:style-name="ce1">
            <text:p>Pokemon Purpura</text:p>
          </table:table-cell>
          <table:table-cell office:value-type="string" table:style-name="ce3">
            <text:p>.png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Team Star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cluta</text:p>
          </table:table-cell>
          <table:table-cell office:value-type="string" table:style-name="ce1">
            <text:p>Recluta Femenino Team Star</text:p>
          </table:table-cell>
          <table:table-cell table:number-columns-repeated="16364"/>
        </table:table-row>
        <table:table-row table:number-rows-repeated="10482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David CM</meta:initial-creator>
    <dc:creator>David CM</dc:creator>
    <meta:creation-date>2022-11-19T10:43:41Z</meta:creation-date>
    <dc:date>2022-11-19T14:52:54Z</dc:date>
  </office:meta>
</office:document-meta>
</file>